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53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c0c0c0" style:text-align-source="fix" style:repeat-content="false" fo:border="none"/>
      <style:paragraph-properties fo:text-align="center" fo:margin-left="0c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2" table:number-columns-repeated="5"/>
          <table:table-cell table:style-name="ce3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2" table:number-columns-repeated="5"/>
          <table:table-cell table:style-name="ce4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2" table:number-columns-repeated="5"/>
          <table:table-cell table:style-name="ce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2" table:number-columns-repeated="5"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2" table:number-columns-repeated="5"/>
          <table:table-cell table:style-name="ce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2" table:number-columns-repeated="5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2" table:number-columns-repeated="5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1007"/>
        </table:table-row>
        <table:table-row table:style-name="ro1" table:number-rows-repeated="65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1">2010/02/11</text:date>, <text:time>15:04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1T13:48:45.90</meta:creation-date>
    <dc:date>2010-02-11T15:04:50.29</dc:date>
    <meta:editing-duration>PT00H40M32S</meta:editing-duration>
    <meta:editing-cycles>3</meta:editing-cycles>
    <meta:generator>OpenOffice.org/3.1$Win32 OpenOffice.org_project/310m19$Build-9420</meta:generator>
    <meta:document-statistic meta:table-count="3" meta:cell-count="130" meta:object-count="0"/>
  </office:meta>
</office:document-meta>
</file>